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2.8189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4.0626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1.8862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3.7516in" fo:break-before="auto" style:use-optimal-row-height="true"/>
    </style:style>
    <style:style style:name="ro20"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number-columns-repeated="3" table:default-cell-style-name="ce4"/>
        <table:table-column table:style-name="co1" table:default-cell-style-name="Default"/>
        <table:table-column table:style-name="co1" table:default-cell-style-name="ce4"/>
        <table:table-column table:style-name="co1" table:default-cell-style-name="ce6"/>
        <table:table-column table:style-name="co1" table:default-cell-style-name="ce4"/>
        <table:table-row table:style-name="ro1">
          <table:table-cell table:style-name="ce1" office:value-type="string">
            <text:p>Metadata for arkiv</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AR.ARKIV</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AR.BETEG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AR.MERKNA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0</text:p>
          </table:table-cell>
          <table:table-cell office:value-type="string">
            <text:p>arkivstatus</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able:number-columns-spanned="2" table:number-rows-spanned="1">
            <text:p> </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AR.FRA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AR.TIL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00</text:p>
          </table:table-cell>
          <table:table-cell office:value-type="string">
            <text:p>referanseForelder</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arkiv.systemID</text:p>
          </table:table-cell>
        </table:table-row>
        <table:table-row table:style-name="ro3">
          <table:table-cell office:value-type="string">
            <text:p>M201</text:p>
          </table:table-cell>
          <table:table-cell office:value-type="string">
            <text:p>referanseBarn</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arkivdel.systemID/ arkiv.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arkivskape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2" office:value-type="string">
            <text:p>Grupperes inn i:        Arkiv</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1-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6</text:p>
          </table:table-cell>
          <table:table-cell office:value-type="string">
            <text:p>arkivskaperID</text:p>
          </table:table-cell>
          <table:table-cell office:value-type="string" table:number-columns-spanned="2" table:number-rows-spanned="1">
            <text:p>(AR.ABASE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23</text:p>
          </table:table-cell>
          <table:table-cell office:value-type="string">
            <text:p>arkivskaperNavn</text:p>
          </table:table-cell>
          <table:table-cell office:value-type="string" table:number-columns-spanned="2" table:number-rows-spanned="1">
            <text:p>AR.SKAPE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arkivdel</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AD.ARKDEL</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AD.BETEG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1</text:p>
          </table:table-cell>
          <table:table-cell office:value-type="string">
            <text:p>arkivdelstatus</text:p>
          </table:table-cell>
          <table:table-cell office:value-type="string" table:number-columns-spanned="2" table:number-rows-spanned="1">
            <text:p>AD.ASTATUS</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able:number-columns-spanned="2" table:number-rows-spanned="1">
            <text:p>AD.PAPI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able:number-columns-spanned="2" table:number-rows-spanned="1">
            <text:p>AD.LOK</text:p>
          </table:table-cell>
          <table:covered-table-cell/>
          <table:table-cell office:value-type="string">
            <text:p>0-M</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AD.FRA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AD.TIL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107</text:p>
          </table:table-cell>
          <table:table-cell office:value-type="string">
            <text:p>arkivperiodeStartDato</text:p>
          </table:table-cell>
          <table:table-cell office:value-type="string" table:number-columns-spanned="2" table:number-rows-spanned="1">
            <text:p>AP.FRA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108</text:p>
          </table:table-cell>
          <table:table-cell office:value-type="string">
            <text:p>arkivperiodeSluttDato</text:p>
          </table:table-cell>
          <table:table-cell office:value-type="string" table:number-columns-spanned="2" table:number-rows-spanned="1">
            <text:p>AP.TIL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200</text:p>
          </table:table-cell>
          <table:table-cell office:value-type="string">
            <text:p>referanseForelder</text:p>
          </table:table-cell>
          <table:table-cell office:value-type="string" table:number-columns-spanned="2" table:number-rows-spanned="1">
            <text:p>AD.ARKIV</text:p>
          </table:table-cell>
          <table:covered-table-cell/>
          <table:table-cell office:value-type="float" office:value="1">
            <text:p>1</text:p>
          </table:table-cell>
          <table:table-cell office:value-type="string">
            <text:p>A</text:p>
          </table:table-cell>
          <table:table-cell office:value-type="string">
            <text:p>arkiv.systemID</text:p>
          </table:table-cell>
        </table:table-row>
        <table:table-row table:style-name="ro1">
          <table:table-cell office:value-type="string">
            <text:p>M202</text:p>
          </table:table-cell>
          <table:table-cell office:value-type="string">
            <text:p>referanseForløper</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arkivdel.systemID</text:p>
          </table:table-cell>
        </table:table-row>
        <table:table-row table:style-name="ro1">
          <table:table-cell office:value-type="string">
            <text:p>M203</text:p>
          </table:table-cell>
          <table:table-cell office:value-type="string">
            <text:p>referanseArvtaker</text:p>
          </table:table-cell>
          <table:table-cell office:value-type="string" table:number-columns-spanned="2" table:number-rows-spanned="1">
            <text:p>AD.FORTS</text:p>
          </table:table-cell>
          <table:covered-table-cell/>
          <table:table-cell office:value-type="float" office:value="1">
            <text:p>1</text:p>
          </table:table-cell>
          <table:table-cell office:value-type="string">
            <text:p>A</text:p>
          </table:table-cell>
          <table:table-cell office:value-type="string">
            <text:p>arkivdel.systemID</text:p>
          </table:table-cell>
        </table:table-row>
        <table:table-row table:style-name="ro4">
          <table:table-cell office:value-type="string">
            <text:p>M204</text:p>
          </table:table-cell>
          <table:table-cell office:value-type="string">
            <text:p>referanseKlassifikasjons system</text:p>
          </table:table-cell>
          <table:table-cell office:value-type="string" table:number-columns-spanned="2" table:number-rows-spanned="1">
            <text:p>AD.PRIMNOK</text:p>
          </table:table-cell>
          <table:covered-table-cell/>
          <table:table-cell office:value-type="float" office:value="1">
            <text:p>1</text:p>
          </table:table-cell>
          <table:table-cell office:value-type="string">
            <text:p>A</text:p>
          </table:table-cell>
          <table:table-cell office:value-type="string">
            <text:p>klassifikasjonssystem. systemID</text:p>
          </table:table-cell>
        </table:table-row>
        <table:table-row table:style-name="ro1">
          <table:table-cell office:value-type="string">
            <text:p>M205</text:p>
          </table:table-cell>
          <table:table-cell office:value-type="string">
            <text:p>referanseMappe</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basismappe.systemID</text:p>
          </table:table-cell>
        </table:table-row>
        <table:table-row table:style-name="ro4">
          <table:table-cell office:value-type="string">
            <text:p>M206</text:p>
          </table:table-cell>
          <table:table-cell office:value-type="string">
            <text:p>referanseRegistrering</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forenkletRegistrering. 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klassifikasjonssyste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OP.ORDNPRI</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6</text:p>
          </table:table-cell>
          <table:table-cell office:value-type="string">
            <text:p>klassifikasjonstype</text:p>
          </table:table-cell>
          <table:table-cell office:value-type="string" table:number-columns-spanned="2" table:number-rows-spanned="1">
            <text:p>OP.TYPE</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OP.BETEG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OP.FRA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OP.TILDATO</text:p>
          </table:table-cell>
          <table:covered-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201</text:p>
          </table:table-cell>
          <table:table-cell office:value-type="string">
            <text:p>referanseBarn</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klasse.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klass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02</text:p>
          </table:table-cell>
          <table:table-cell office:value-type="string">
            <text:p>klasseID</text:p>
          </table:table-cell>
          <table:table-cell office:value-type="string" table:number-columns-spanned="2" table:number-rows-spanned="1">
            <text:p>OV.ORDNVE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OV.BESK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able:number-columns-spanned="2" table:number-rows-spanned="1">
            <text:p>EA.ORD</text:p>
          </table:table-cell>
          <table:covered-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3">
          <table:table-cell office:value-type="string">
            <text:p>M200</text:p>
          </table:table-cell>
          <table:table-cell office:value-type="string">
            <text:p>referanseForelder</text:p>
          </table:table-cell>
          <table:table-cell office:value-type="string" table:number-columns-spanned="2" table:number-rows-spanned="1">
            <text:p>OV.ORDNPRI/ OV.FAR</text:p>
          </table:table-cell>
          <table:covered-table-cell/>
          <table:table-cell office:value-type="float" office:value="1">
            <text:p>1</text:p>
          </table:table-cell>
          <table:table-cell office:value-type="string">
            <text:p>A</text:p>
          </table:table-cell>
          <table:table-cell office:value-type="string">
            <text:p>klassifikasjonssystem. systemID/klasse.systemID</text:p>
          </table:table-cell>
        </table:table-row>
        <table:table-row table:style-name="ro5">
          <table:table-cell office:value-type="string">
            <text:p>M201</text:p>
          </table:table-cell>
          <table:table-cell office:value-type="string">
            <text:p>referanseBarn</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klasse.systemID/basismappe. systemID/forenkletRegistrer ing.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basismapp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SA.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03</text:p>
          </table:table-cell>
          <table:table-cell office:value-type="string">
            <text:p>mappeID</text:p>
          </table:table-cell>
          <table:table-cell office:value-type="string" table:number-columns-spanned="2" table:number-rows-spanned="1">
            <text:p>(SA.SAAR+SA. SEK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0</text:p>
          </table:table-cell>
          <table:table-cell office:value-type="string">
            <text:p>mappetype</text:p>
          </table:table-cell>
          <table:table-cell office:value-type="string" table:number-columns-spanned="2" table:number-rows-spanned="1">
            <text:p>SA.TYP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SA.TITTEL</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5</text:p>
          </table:table-cell>
          <table:table-cell office:value-type="string">
            <text:p>offentligTittel</text:p>
          </table:table-cell>
          <table:table-cell office:value-type="string" table:number-columns-spanned="2" table:number-rows-spanned="1">
            <text:p>SA.OFFTITTEL</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able:number-columns-spanned="2" table:number-rows-spanned="1">
            <text:p>SA.PAPI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able:number-columns-spanned="2" table:number-rows-spanned="1">
            <text:p> </text:p>
          </table:table-cell>
          <table:covered-table-cell/>
          <table:table-cell office:value-type="string">
            <text:p>0-M</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0</text:p>
          </table:table-cell>
          <table:table-cell office:value-type="string">
            <text:p>referanseForelder</text:p>
          </table:table-cell>
          <table:table-cell office:value-type="string" table:number-columns-spanned="2" table:number-rows-spanned="1">
            <text:p>KL.ORDNVER</text:p>
          </table:table-cell>
          <table:covered-table-cell/>
          <table:table-cell office:value-type="float" office:value="1">
            <text:p>1</text:p>
          </table:table-cell>
          <table:table-cell office:value-type="string">
            <text:p>A</text:p>
          </table:table-cell>
          <table:table-cell office:value-type="string">
            <text:p>klasse.systemID/mappe. systemID</text:p>
          </table:table-cell>
        </table:table-row>
        <table:table-row table:style-name="ro3">
          <table:table-cell office:value-type="string">
            <text:p>M201</text:p>
          </table:table-cell>
          <table:table-cell office:value-type="string">
            <text:p>referanseBarn</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forenkletRegistrering. systemID/mappe.systemID</text:p>
          </table:table-cell>
        </table:table-row>
        <table:table-row table:style-name="ro1">
          <table:table-cell office:value-type="string">
            <text:p>M208</text:p>
          </table:table-cell>
          <table:table-cell office:value-type="string">
            <text:p>referanseArkivdel</text:p>
          </table:table-cell>
          <table:table-cell office:value-type="string" table:number-columns-spanned="2" table:number-rows-spanned="1">
            <text:p>SA.ARKDEL</text:p>
          </table:table-cell>
          <table:covered-table-cell/>
          <table:table-cell office:value-type="float" office:value="1">
            <text:p>1</text:p>
          </table:table-cell>
          <table:table-cell office:value-type="string">
            <text:p>A</text:p>
          </table:table-cell>
          <table:table-cell office:value-type="string">
            <text:p>arkivdel.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saksmapp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6">
          <table:table-cell table:style-name="ce2" office:value-type="string">
            <text:p>Metadata for basismappe inngår i saksmappe, følgende metadata kommer i tille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100</text:p>
          </table:table-cell>
          <table:table-cell office:value-type="string">
            <text:p>saksdato</text:p>
          </table:table-cell>
          <table:table-cell office:value-type="string" table:number-columns-spanned="2" table:number-rows-spanned="1">
            <text:p>SA.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305</text:p>
          </table:table-cell>
          <table:table-cell office:value-type="string">
            <text:p>administrativEnhet</text:p>
          </table:table-cell>
          <table:table-cell office:value-type="string" table:number-columns-spanned="2" table:number-rows-spanned="1">
            <text:p>(SA.ADM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6</text:p>
          </table:table-cell>
          <table:table-cell office:value-type="string">
            <text:p>saksansvarlig</text:p>
          </table:table-cell>
          <table:table-cell office:value-type="string" table:number-columns-spanned="2" table:number-rows-spanned="1">
            <text:p>(SA.ANSV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8</text:p>
          </table:table-cell>
          <table:table-cell office:value-type="string">
            <text:p>journalenhet</text:p>
          </table:table-cell>
          <table:table-cell office:value-type="string" table:number-columns-spanned="2" table:number-rows-spanned="1">
            <text:p>(SA.JENHET)</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2</text:p>
          </table:table-cell>
          <table:table-cell office:value-type="string">
            <text:p>saksstatus</text:p>
          </table:table-cell>
          <table:table-cell office:value-type="string" table:number-columns-spanned="2" table:number-rows-spanned="1">
            <text:p>SA.STATUS</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106</text:p>
          </table:table-cell>
          <table:table-cell office:value-type="string">
            <text:p>utlåntDato</text:p>
          </table:table-cell>
          <table:table-cell office:value-type="string" table:number-columns-spanned="2" table:number-rows-spanned="1">
            <text:p>SA.UTLDATO</text:p>
          </table:table-cell>
          <table:covered-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9</text:p>
          </table:table-cell>
          <table:table-cell office:value-type="string">
            <text:p>utlåntTil</text:p>
          </table:table-cell>
          <table:table-cell office:value-type="string" table:number-columns-spanned="2" table:number-rows-spanned="1">
            <text:p>(SA.UTLTIL)</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4">
          <table:table-cell office:value-type="string">
            <text:p>M209</text:p>
          </table:table-cell>
          <table:table-cell office:value-type="string">
            <text:p>referanseSekundær Klassifikasjon</text:p>
          </table:table-cell>
          <table:table-cell office:value-type="string" table:number-columns-spanned="2" table:number-rows-spanned="1">
            <text:p>(KL.ORDNVER)</text:p>
          </table:table-cell>
          <table:covered-table-cell/>
          <table:table-cell office:value-type="string">
            <text:p>0-M</text:p>
          </table:table-cell>
          <table:table-cell office:value-type="string">
            <text:p>A</text:p>
          </table:table-cell>
          <table:table-cell office:value-type="string">
            <text:p>klasse.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sakspar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Saksmapp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10</text:p>
          </table:table-cell>
          <table:table-cell office:value-type="string">
            <text:p>sakspartID</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302</text:p>
          </table:table-cell>
          <table:table-cell office:value-type="string">
            <text:p>sakspartNavn</text:p>
          </table:table-cell>
          <table:table-cell office:value-type="string" table:number-columns-spanned="2" table:number-rows-spanned="1">
            <text:p>SP.NAV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3</text:p>
          </table:table-cell>
          <table:table-cell office:value-type="string">
            <text:p>sakspartRolle</text:p>
          </table:table-cell>
          <table:table-cell office:value-type="string" table:number-columns-spanned="2" table:number-rows-spanned="1">
            <text:p>SP.ROLL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406</text:p>
          </table:table-cell>
          <table:table-cell office:value-type="string">
            <text:p>postadresse</text:p>
          </table:table-cell>
          <table:table-cell office:value-type="string" table:number-columns-spanned="2" table:number-rows-spanned="1">
            <text:p>SP.ADRESSE</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7</text:p>
          </table:table-cell>
          <table:table-cell office:value-type="string">
            <text:p>postnummer</text:p>
          </table:table-cell>
          <table:table-cell office:value-type="string" table:number-columns-spanned="2" table:number-rows-spanned="1">
            <text:p>SP.POSTN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8</text:p>
          </table:table-cell>
          <table:table-cell office:value-type="string">
            <text:p>poststed</text:p>
          </table:table-cell>
          <table:table-cell office:value-type="string" table:number-columns-spanned="2" table:number-rows-spanned="1">
            <text:p>SP.POSTSTE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9</text:p>
          </table:table-cell>
          <table:table-cell office:value-type="string">
            <text:p>utenlandsadresse</text:p>
          </table:table-cell>
          <table:table-cell office:value-type="string" table:number-columns-spanned="2" table:number-rows-spanned="1">
            <text:p>SP.UTLAN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0</text:p>
          </table:table-cell>
          <table:table-cell office:value-type="string">
            <text:p>epostadresse</text:p>
          </table:table-cell>
          <table:table-cell office:value-type="string" table:number-columns-spanned="2" table:number-rows-spanned="1">
            <text:p>SP.EPOSTAD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1</text:p>
          </table:table-cell>
          <table:table-cell office:value-type="string">
            <text:p>telefonnummer</text:p>
          </table:table-cell>
          <table:table-cell office:value-type="string" table:number-columns-spanned="2" table:number-rows-spanned="1">
            <text:p>SP.TLF</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2</text:p>
          </table:table-cell>
          <table:table-cell office:value-type="string">
            <text:p>kontaktperson</text:p>
          </table:table-cell>
          <table:table-cell office:value-type="string" table:number-columns-spanned="2" table:number-rows-spanned="1">
            <text:p>SP.KONTAKT</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møtemapp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6">
          <table:table-cell table:style-name="ce2" office:value-type="string">
            <text:p>Metadata for basismappe inngår i møtemappe, følgende metadata kommer i tille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8</text:p>
          </table:table-cell>
          <table:table-cell office:value-type="string">
            <text:p>møtenummer</text:p>
          </table:table-cell>
          <table:table-cell office:value-type="string" table:number-columns-spanned="2" table:number-rows-spanned="1">
            <text:p>MO.N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70</text:p>
          </table:table-cell>
          <table:table-cell office:value-type="string">
            <text:p>utvalg</text:p>
          </table:table-cell>
          <table:table-cell office:value-type="string" table:number-columns-spanned="2" table:number-rows-spanned="1">
            <text:p>(MO.UTV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102</text:p>
          </table:table-cell>
          <table:table-cell office:value-type="string">
            <text:p>møtedato</text:p>
          </table:table-cell>
          <table:table-cell office:value-type="string" table:number-columns-spanned="2" table:number-rows-spanned="1">
            <text:p>MO.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2">
          <table:table-cell office:value-type="string">
            <text:p>M371</text:p>
          </table:table-cell>
          <table:table-cell office:value-type="string">
            <text:p>møtested</text:p>
          </table:table-cell>
          <table:table-cell office:value-type="string" table:number-columns-spanned="2" table:number-rows-spanned="1">
            <text:p>MO.STE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221</text:p>
          </table:table-cell>
          <table:table-cell office:value-type="string">
            <text:p>referanseForrigeMøte</text:p>
          </table:table-cell>
          <table:table-cell office:value-type="string" table:number-columns-spanned="2" table:number-rows-spanned="1">
            <text:p>MO.FORTS</text:p>
          </table:table-cell>
          <table:covered-table-cell/>
          <table:table-cell office:value-type="string">
            <text:p>0-1</text:p>
          </table:table-cell>
          <table:table-cell office:value-type="string">
            <text:p>A</text:p>
          </table:table-cell>
          <table:table-cell office:value-type="string">
            <text:p>basismappe.systemID</text:p>
          </table:table-cell>
        </table:table-row>
        <table:table-row table:style-name="ro1">
          <table:table-cell office:value-type="string">
            <text:p>M222</text:p>
          </table:table-cell>
          <table:table-cell office:value-type="string">
            <text:p>referanseNesteMøt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basismappe.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møtedeltake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Møtemapp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1-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372</text:p>
          </table:table-cell>
          <table:table-cell office:value-type="string">
            <text:p>møtedeltakerNavn</text:p>
          </table:table-cell>
          <table:table-cell office:value-type="string" table:number-columns-spanned="2" table:number-rows-spanned="1">
            <text:p>(UM.PN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73</text:p>
          </table:table-cell>
          <table:table-cell office:value-type="string">
            <text:p>møtedeltakerFunksjon</text:p>
          </table:table-cell>
          <table:table-cell office:value-type="string" table:number-columns-spanned="2" table:number-rows-spanned="1">
            <text:p>(UM.FUNK)</text:p>
          </table:table-cell>
          <table:covered-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forenklet registrer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JP.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1</text:p>
          </table:table-cell>
          <table:table-cell office:value-type="string">
            <text:p>registreringstyp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4</text:p>
          </table:table-cell>
          <table:table-cell office:value-type="string">
            <text:p>arkiver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5</text:p>
          </table:table-cell>
          <table:table-cell office:value-type="string">
            <text:p>arkiver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0</text:p>
          </table:table-cell>
          <table:table-cell office:value-type="string">
            <text:p>referanseForelder</text:p>
          </table:table-cell>
          <table:table-cell office:value-type="string" table:number-columns-spanned="2" table:number-rows-spanned="1">
            <text:p>JP.SAID</text:p>
          </table:table-cell>
          <table:covered-table-cell/>
          <table:table-cell office:value-type="float" office:value="1">
            <text:p>1</text:p>
          </table:table-cell>
          <table:table-cell office:value-type="string">
            <text:p>A</text:p>
          </table:table-cell>
          <table:table-cell office:value-type="string">
            <text:p>mappe.systemID/klasse. systemID</text:p>
          </table:table-cell>
        </table:table-row>
        <table:table-row table:style-name="ro1">
          <table:table-cell office:value-type="string">
            <text:p>M208</text:p>
          </table:table-cell>
          <table:table-cell office:value-type="string">
            <text:p>referanseArkivdel</text:p>
          </table:table-cell>
          <table:table-cell office:value-type="string" table:number-columns-spanned="2" table:number-rows-spanned="1">
            <text:p>JP.ARKDEL</text:p>
          </table:table-cell>
          <table:covered-table-cell/>
          <table:table-cell office:value-type="string">
            <text:p>0-1</text:p>
          </table:table-cell>
          <table:table-cell office:value-type="string">
            <text:p>A</text:p>
          </table:table-cell>
          <table:table-cell office:value-type="string">
            <text:p>arkivdel.systemID</text:p>
          </table:table-cell>
        </table:table-row>
        <table:table-row table:style-name="ro4">
          <table:table-cell office:value-type="string">
            <text:p>M207</text:p>
          </table:table-cell>
          <table:table-cell office:value-type="string">
            <text:p>referanseDokument</text:p>
            <text:p>beskrivelse</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dokumentbeskrivelse. systemID</text:p>
          </table:table-cell>
        </table:table-row>
        <table:table-row table:style-name="ro1">
          <table:table-cell office:value-type="string">
            <text:p>M216</text:p>
          </table:table-cell>
          <table:table-cell office:value-type="string">
            <text:p>referanseDokument objekt</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dokumentobjekt.sys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basisregistrer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7">
          <table:table-cell table:style-name="ce2" office:value-type="string">
            <text:p>Metadata for forenklet registrering inngår i basisregistrering, følgende metadata kommer i tille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004</text:p>
          </table:table-cell>
          <table:table-cell office:value-type="string">
            <text:p>registreringsID</text:p>
          </table:table-cell>
          <table:table-cell office:value-type="string" table:number-columns-spanned="2" table:number-rows-spanned="1">
            <text:p>(SA.SAAR+ SA.SEKNR+ JP.POSTN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JP.INNHOL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5</text:p>
          </table:table-cell>
          <table:table-cell office:value-type="string">
            <text:p>offentligTittel</text:p>
          </table:table-cell>
          <table:table-cell office:value-type="string" table:number-columns-spanned="2" table:number-rows-spanned="1">
            <text:p>JP.OFFINNHOL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Tekststreng</text:p>
          </table:table-cell>
        </table:table-row>
        <table:table-row table:style-name="ro2">
          <table:table-cell office:value-type="string">
            <text:p>M024</text:p>
          </table:table-cell>
          <table:table-cell office:value-type="string">
            <text:p>forfatter</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able:number-columns-spanned="2" table:number-rows-spanned="1">
            <text:p>JP.PAPI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able:number-columns-spanned="2" table:number-rows-spanned="1">
            <text:p> </text:p>
          </table:table-cell>
          <table:covered-table-cell/>
          <table:table-cell office:value-type="string">
            <text:p>0-M</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journalpos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6">
          <table:table-cell table:style-name="ce2" office:value-type="string">
            <text:p>Metadata for basisregistrering inngår i journalpost, følgende metadata kommer i tille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9</text:p>
          </table:table-cell>
          <table:table-cell office:value-type="string">
            <text:p>løpenummer</text:p>
          </table:table-cell>
          <table:table-cell office:value-type="string" table:number-columns-spanned="2" table:number-rows-spanned="1">
            <text:p>(JP.JAAR+ JP.SEKN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2</text:p>
          </table:table-cell>
          <table:table-cell office:value-type="string">
            <text:p>journalposttype</text:p>
          </table:table-cell>
          <table:table-cell office:value-type="string" table:number-columns-spanned="2" table:number-rows-spanned="1">
            <text:p>JP.NDOKTYP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53</text:p>
          </table:table-cell>
          <table:table-cell office:value-type="string">
            <text:p>journalstatus</text:p>
          </table:table-cell>
          <table:table-cell office:value-type="string" table:number-columns-spanned="2" table:number-rows-spanned="1">
            <text:p>JP.STATUS</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101</text:p>
          </table:table-cell>
          <table:table-cell office:value-type="string">
            <text:p>journaldato</text:p>
          </table:table-cell>
          <table:table-cell office:value-type="string" table:number-columns-spanned="2" table:number-rows-spanned="1">
            <text:p>JP.J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103</text:p>
          </table:table-cell>
          <table:table-cell office:value-type="string">
            <text:p>dokumentetsDato</text:p>
          </table:table-cell>
          <table:table-cell office:value-type="string" table:number-columns-spanned="2" table:number-rows-spanned="1">
            <text:p>JP.DOKDATO</text:p>
          </table:table-cell>
          <table:covered-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104</text:p>
          </table:table-cell>
          <table:table-cell office:value-type="string">
            <text:p>mottattDato</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105</text:p>
          </table:table-cell>
          <table:table-cell office:value-type="string">
            <text:p>sendtDato</text:p>
          </table:table-cell>
          <table:table-cell office:value-type="string" table:number-columns-spanned="2" table:number-rows-spanned="1">
            <text:p>JP.EKSPDATO</text:p>
          </table:table-cell>
          <table:covered-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109</text:p>
          </table:table-cell>
          <table:table-cell office:value-type="string">
            <text:p>forfallsdato</text:p>
          </table:table-cell>
          <table:table-cell office:value-type="string" table:number-columns-spanned="2" table:number-rows-spanned="1">
            <text:p>JP.FORFDATO</text:p>
          </table:table-cell>
          <table:covered-table-cell/>
          <table:table-cell office:value-type="string">
            <text:p>0-1</text:p>
          </table:table-cell>
          <table:table-cell office:value-type="string">
            <text:p> </text:p>
          </table:table-cell>
          <table:table-cell office:value-type="string">
            <text:p>Dato</text:p>
          </table:table-cell>
        </table:table-row>
        <table:table-row table:style-name="ro1">
          <table:table-cell office:value-type="string">
            <text:p>M110</text:p>
          </table:table-cell>
          <table:table-cell office:value-type="string">
            <text:p>offentlighetsvurdertDato</text:p>
          </table:table-cell>
          <table:table-cell office:value-type="string" table:number-columns-spanned="2" table:number-rows-spanned="1">
            <text:p>JP.OVDATO</text:p>
          </table:table-cell>
          <table:covered-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4</text:p>
          </table:table-cell>
          <table:table-cell office:value-type="string">
            <text:p>antallVedlegg</text:p>
          </table:table-cell>
          <table:table-cell office:value-type="string" table:number-columns-spanned="2" table:number-rows-spanned="1">
            <text:p>JP.ANTVE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106</text:p>
          </table:table-cell>
          <table:table-cell office:value-type="string">
            <text:p>utlåntDato</text:p>
          </table:table-cell>
          <table:table-cell office:value-type="string" table:number-columns-spanned="2" table:number-rows-spanned="1">
            <text:p>JP.UTLDATO</text:p>
          </table:table-cell>
          <table:covered-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9</text:p>
          </table:table-cell>
          <table:table-cell office:value-type="string">
            <text:p>utlåntTil</text:p>
          </table:table-cell>
          <table:table-cell office:value-type="string" table:number-columns-spanned="2" table:number-rows-spanned="1">
            <text:p>(JP.UTLTIL)</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korrespondansepar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1-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087</text:p>
          </table:table-cell>
          <table:table-cell office:value-type="string">
            <text:p>korrespondanseparttype</text:p>
          </table:table-cell>
          <table:table-cell office:value-type="string" table:number-columns-spanned="2" table:number-rows-spanned="1">
            <text:p>(AM.IHTYPE, AM.KOPIMOT, AM.GRUPPE MOT)</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00</text:p>
          </table:table-cell>
          <table:table-cell office:value-type="string">
            <text:p>korrespondansepartNavn</text:p>
          </table:table-cell>
          <table:table-cell office:value-type="string" table:number-columns-spanned="2" table:number-rows-spanned="1">
            <text:p>AM.NAV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406</text:p>
          </table:table-cell>
          <table:table-cell office:value-type="string">
            <text:p>postadresse</text:p>
          </table:table-cell>
          <table:table-cell office:value-type="string" table:number-columns-spanned="2" table:number-rows-spanned="1">
            <text:p>AM.ADRESSE</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7</text:p>
          </table:table-cell>
          <table:table-cell office:value-type="string">
            <text:p>postnummer</text:p>
          </table:table-cell>
          <table:table-cell office:value-type="string" table:number-columns-spanned="2" table:number-rows-spanned="1">
            <text:p>AM.POSTN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8</text:p>
          </table:table-cell>
          <table:table-cell office:value-type="string">
            <text:p>poststed</text:p>
          </table:table-cell>
          <table:table-cell office:value-type="string" table:number-columns-spanned="2" table:number-rows-spanned="1">
            <text:p>AM.POSTSTE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9</text:p>
          </table:table-cell>
          <table:table-cell office:value-type="string">
            <text:p>utenlandsadresse</text:p>
          </table:table-cell>
          <table:table-cell office:value-type="string" table:number-columns-spanned="2" table:number-rows-spanned="1">
            <text:p>AM.UTLAND</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0</text:p>
          </table:table-cell>
          <table:table-cell office:value-type="string">
            <text:p>epostadresse</text:p>
          </table:table-cell>
          <table:table-cell office:value-type="string" table:number-columns-spanned="2" table:number-rows-spanned="1">
            <text:p>AM.EPOSTAD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1</text:p>
          </table:table-cell>
          <table:table-cell office:value-type="string">
            <text:p>telefonnummer</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2</text:p>
          </table:table-cell>
          <table:table-cell office:value-type="string">
            <text:p>kontaktperson</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saksansva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1-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8">
          <table:table-cell table:style-name="ce2" office:value-type="string">
            <text:p>Ved organinterne dokumenter som skal følges opp, er det behov for å gruppere informasjon om saksansvar fordi denne  kan forekomme flere ganger.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305</text:p>
          </table:table-cell>
          <table:table-cell office:value-type="string">
            <text:p>administrativEnhet</text:p>
          </table:table-cell>
          <table:table-cell office:value-type="string" table:number-columns-spanned="2" table:number-rows-spanned="1">
            <text:p>(AM.ADM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7</text:p>
          </table:table-cell>
          <table:table-cell office:value-type="string">
            <text:p>saksbehandler</text:p>
          </table:table-cell>
          <table:table-cell office:value-type="string" table:number-columns-spanned="2" table:number-rows-spanned="1">
            <text:p>(AM.SBH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8</text:p>
          </table:table-cell>
          <table:table-cell office:value-type="string">
            <text:p>journalenhet</text:p>
          </table:table-cell>
          <table:table-cell office:value-type="string" table:number-columns-spanned="2" table:number-rows-spanned="1">
            <text:p>(AM.JENHET)</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avskrivn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9">
          <table:table-cell table:style-name="ce2" office:value-type="string">
            <text:p>.Avskrivning er obligatorisk for inngående dokumenter og organinterne dokumenter som skal følges opp.</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17</text:p>
          </table:table-cell>
          <table:table-cell office:value-type="string">
            <text:p>avskrivningsdato</text:p>
          </table:table-cell>
          <table:table-cell office:value-type="string" table:number-columns-spanned="2" table:number-rows-spanned="1">
            <text:p>AM.AVSK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8</text:p>
          </table:table-cell>
          <table:table-cell office:value-type="string">
            <text:p>avskrev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19</text:p>
          </table:table-cell>
          <table:table-cell office:value-type="string">
            <text:p>avskrivningsmåte</text:p>
          </table:table-cell>
          <table:table-cell office:value-type="string" table:number-columns-spanned="2" table:number-rows-spanned="1">
            <text:p>AM.AVSKM</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14</text:p>
          </table:table-cell>
          <table:table-cell office:value-type="string">
            <text:p>referanseAvskriver Journalpost</text:p>
          </table:table-cell>
          <table:table-cell office:value-type="string" table:number-columns-spanned="2" table:number-rows-spanned="1">
            <text:p>AM.BESVAR</text:p>
          </table:table-cell>
          <table:covered-table-cell/>
          <table:table-cell office:value-type="string">
            <text:p>0-1</text:p>
          </table:table-cell>
          <table:table-cell office:value-type="string">
            <text:p>A</text:p>
          </table:table-cell>
          <table:table-cell office:value-type="string">
            <text:p>forenkletRegistrering. systemID</text:p>
          </table:table-cell>
        </table:table-row>
        <table:table-row table:style-name="ro4">
          <table:table-cell office:value-type="string">
            <text:p>M215</text:p>
          </table:table-cell>
          <table:table-cell office:value-type="string">
            <text:p>referanseAvskrivesAv Journalpost</text:p>
          </table:table-cell>
          <table:table-cell office:value-type="string" table:number-columns-spanned="2" table:number-rows-spanned="1">
            <text:p>AM.AVSKAV</text:p>
          </table:table-cell>
          <table:covered-table-cell/>
          <table:table-cell office:value-type="string">
            <text:p>0-1</text:p>
          </table:table-cell>
          <table:table-cell office:value-type="string">
            <text:p>A</text:p>
          </table:table-cell>
          <table:table-cell office:value-type="string">
            <text:p>forenkletRegistrering. 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dokumentfly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660</text:p>
          </table:table-cell>
          <table:table-cell office:value-type="string">
            <text:p>flytTil</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5</text:p>
          </table:table-cell>
          <table:table-cell office:value-type="string">
            <text:p>flytFra</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61</text:p>
          </table:table-cell>
          <table:table-cell office:value-type="string">
            <text:p>flytMottat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1">
          <table:table-cell office:value-type="string">
            <text:p>M662</text:p>
          </table:table-cell>
          <table:table-cell office:value-type="string">
            <text:p>flytSend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63</text:p>
          </table:table-cell>
          <table:table-cell office:value-type="string">
            <text:p>flytStatus</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4</text:p>
          </table:table-cell>
          <table:table-cell office:value-type="string">
            <text:p>flytMerknad</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saksfordel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Grupperes inn i:        Saksmappe,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666</text:p>
          </table:table-cell>
          <table:table-cell office:value-type="string">
            <text:p>fordeltTil</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7</text:p>
          </table:table-cell>
          <table:table-cell office:value-type="string">
            <text:p>fordel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8</text:p>
          </table:table-cell>
          <table:table-cell office:value-type="string">
            <text:p>fordel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møteregistrer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6">
          <table:table-cell table:style-name="ce2" office:value-type="string">
            <text:p>Metadata for basisregistrering inngår i møteregistrering, følgende metadata kommer i tille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085</text:p>
          </table:table-cell>
          <table:table-cell office:value-type="string">
            <text:p>møteregistreringstype</text:p>
          </table:table-cell>
          <table:table-cell office:value-type="string" table:number-columns-spanned="2" table:number-rows-spanned="1">
            <text:p>MD.DOKTYP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8</text:p>
          </table:table-cell>
          <table:table-cell office:value-type="string">
            <text:p>møtesakstyp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55</text:p>
          </table:table-cell>
          <table:table-cell office:value-type="string">
            <text:p>møteregistreringsstatus</text:p>
          </table:table-cell>
          <table:table-cell office:value-type="string" table:number-columns-spanned="2" table:number-rows-spanned="1">
            <text:p>MD.STATUS</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5</text:p>
          </table:table-cell>
          <table:table-cell office:value-type="string">
            <text:p>administrativEnhet</text:p>
          </table:table-cell>
          <table:table-cell office:value-type="string" table:number-columns-spanned="2" table:number-rows-spanned="1">
            <text:p>(MD.ADM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7</text:p>
          </table:table-cell>
          <table:table-cell office:value-type="string">
            <text:p>saksbehandler</text:p>
          </table:table-cell>
          <table:table-cell office:value-type="string" table:number-columns-spanned="2" table:number-rows-spanned="1">
            <text:p>(MD.SBH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23</text:p>
          </table:table-cell>
          <table:table-cell office:value-type="string">
            <text:p>referanseTil Møteregistrering</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forenkletRegistrering. systemID</text:p>
          </table:table-cell>
        </table:table-row>
        <table:table-row table:style-name="ro4">
          <table:table-cell office:value-type="string">
            <text:p>M224</text:p>
          </table:table-cell>
          <table:table-cell office:value-type="string">
            <text:p>referanseFraMøteregistrering</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forenkletRegistrering. system 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dokumentbeskrivels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0">
          <table:table-cell table:style-name="ce2" office:value-type="string">
            <text:p>En dokumentbeskrivelse kan være knyttet til mer enn en registrering, og ved avlevering vil metadata bli duplisert for hver tilknytning. Referansen til registreringen finnes i objektet dokumentlink nedenfor.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DB.DOK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3</text:p>
          </table:table-cell>
          <table:table-cell office:value-type="string">
            <text:p>dokumenttype</text:p>
          </table:table-cell>
          <table:table-cell office:value-type="string" table:number-columns-spanned="2" table:number-rows-spanned="1">
            <text:p>DB.KATEGORI</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54</text:p>
          </table:table-cell>
          <table:table-cell office:value-type="string">
            <text:p>dokumentstatus</text:p>
          </table:table-cell>
          <table:table-cell office:value-type="string" table:number-columns-spanned="2" table:number-rows-spanned="1">
            <text:p>DB.STATUS</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DB.TITTEL</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4</text:p>
          </table:table-cell>
          <table:table-cell office:value-type="string">
            <text:p>forfatter</text:p>
          </table:table-cell>
          <table:table-cell office:value-type="string" table:number-columns-spanned="2" table:number-rows-spanned="1">
            <text:p>(DB.UTARBAV)</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able:number-columns-spanned="2" table:number-rows-spanned="1">
            <text:p>DB.PAPIR</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able:number-columns-spanned="2" table:number-rows-spanned="1">
            <text:p>DB.LOKPAPIR</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216</text:p>
          </table:table-cell>
          <table:table-cell office:value-type="string">
            <text:p>referanseDokument objekt</text:p>
          </table:table-cell>
          <table:table-cell office:value-type="string" table:number-columns-spanned="2" table:number-rows-spanned="1">
            <text:p> </text:p>
          </table:table-cell>
          <table:covered-table-cell/>
          <table:table-cell office:value-type="string">
            <text:p>0-M</text:p>
          </table:table-cell>
          <table:table-cell office:value-type="string">
            <text:p>A</text:p>
          </table:table-cell>
          <table:table-cell office:value-type="string">
            <text:p>dokumentobjekt.systemID</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dokumentlink</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Grupperes inn i:        Doku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6">
          <table:table-cell table:style-name="ce2" office:value-type="string">
            <text:p>Det skal opprettes en ny dokumentlink for hver gang et dokument knyttes til en registrering.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206</text:p>
          </table:table-cell>
          <table:table-cell office:value-type="string">
            <text:p>referanseRegistrering</text:p>
          </table:table-cell>
          <table:table-cell office:value-type="string" table:number-columns-spanned="2" table:number-rows-spanned="1">
            <text:p>DL.JPID</text:p>
          </table:table-cell>
          <table:covered-table-cell/>
          <table:table-cell office:value-type="float" office:value="1">
            <text:p>1</text:p>
          </table:table-cell>
          <table:table-cell office:value-type="string">
            <text:p>A</text:p>
          </table:table-cell>
          <table:table-cell office:value-type="string">
            <text:p>forenkletRegistrering. systemID</text:p>
          </table:table-cell>
        </table:table-row>
        <table:table-row table:style-name="ro1">
          <table:table-cell office:value-type="string">
            <text:p>M217</text:p>
          </table:table-cell>
          <table:table-cell office:value-type="string">
            <text:p>tilknyttetRegistrering Som</text:p>
          </table:table-cell>
          <table:table-cell office:value-type="string" table:number-columns-spanned="2" table:number-rows-spanned="1">
            <text:p>DL.TYP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7</text:p>
          </table:table-cell>
          <table:table-cell office:value-type="string">
            <text:p>dokumentnummer</text:p>
          </table:table-cell>
          <table:table-cell office:value-type="string" table:number-columns-spanned="2" table:number-rows-spanned="1">
            <text:p>DL.RNR</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0</text:p>
          </table:table-cell>
          <table:table-cell office:value-type="string">
            <text:p>tilknyttetDato</text:p>
          </table:table-cell>
          <table:table-cell office:value-type="string" table:number-columns-spanned="2" table:number-rows-spanned="1">
            <text:p>DL.TK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21</text:p>
          </table:table-cell>
          <table:table-cell office:value-type="string">
            <text:p>tilknyttetAv</text:p>
          </table:table-cell>
          <table:table-cell office:value-type="string" table:number-columns-spanned="2" table:number-rows-spanned="1">
            <text:p>(DL.TKAV)</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dokumentobjek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5</text:p>
          </table:table-cell>
          <table:table-cell office:value-type="string">
            <text:p>versjonsnummer</text:p>
          </table:table-cell>
          <table:table-cell office:value-type="string" table:number-columns-spanned="2" table:number-rows-spanned="1">
            <text:p>VE.VERSJO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0</text:p>
          </table:table-cell>
          <table:table-cell office:value-type="string">
            <text:p>variantformat</text:p>
          </table:table-cell>
          <table:table-cell office:value-type="string" table:number-columns-spanned="2" table:number-rows-spanned="1">
            <text:p>(VE.VARIANT)</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1</text:p>
          </table:table-cell>
          <table:table-cell office:value-type="string">
            <text:p>format</text:p>
          </table:table-cell>
          <table:table-cell office:value-type="string" table:number-columns-spanned="2" table:number-rows-spanned="1">
            <text:p>(VE.DOK FORMAT)</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2</text:p>
          </table:table-cell>
          <table:table-cell office:value-type="string">
            <text:p>formatDetaljer</text:p>
          </table:table-cell>
          <table:table-cell office:value-type="string" table:number-columns-spanned="2" table:number-rows-spanned="1">
            <text:p>LF.BESKRIV</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7</text:p>
          </table:table-cell>
          <table:table-cell office:value-type="string">
            <text:p>referanseDokument beskrivelse</text:p>
          </table:table-cell>
          <table:table-cell office:value-type="string" table:number-columns-spanned="2" table:number-rows-spanned="1">
            <text:p>VE.DOKID</text:p>
          </table:table-cell>
          <table:covered-table-cell/>
          <table:table-cell office:value-type="float" office:value="1">
            <text:p>1</text:p>
          </table:table-cell>
          <table:table-cell office:value-type="string">
            <text:p>A</text:p>
          </table:table-cell>
          <table:table-cell office:value-type="string">
            <text:p>dokumentbeskrivelse. systemID</text:p>
          </table:table-cell>
        </table:table-row>
        <table:table-row table:style-name="ro4">
          <table:table-cell office:value-type="string">
            <text:p>M206</text:p>
          </table:table-cell>
          <table:table-cell office:value-type="string">
            <text:p>referanseRegistrering</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forenkletRegistrering. systemID</text:p>
          </table:table-cell>
        </table:table-row>
        <table:table-row table:style-name="ro4">
          <table:table-cell office:value-type="string">
            <text:p>M218</text:p>
          </table:table-cell>
          <table:table-cell office:value-type="string">
            <text:p>referanseDokumentfil</text:p>
          </table:table-cell>
          <table:table-cell office:value-type="string" table:number-columns-spanned="2" table:number-rows-spanned="1">
            <text:p>VE.FILREF</text:p>
          </table:table-cell>
          <table:covered-table-cell/>
          <table:table-cell office:value-type="float" office:value="1">
            <text:p>1</text:p>
          </table:table-cell>
          <table:table-cell office:value-type="string">
            <text:p>A</text:p>
          </table:table-cell>
          <table:table-cell office:value-type="string">
            <text:p>Tekststreng (filkatalogstruktur + filnavn)</text:p>
          </table:table-cell>
        </table:table-row>
        <table:table-row table:style-name="ro1">
          <table:table-cell office:value-type="string">
            <text:p>M705</text:p>
          </table:table-cell>
          <table:table-cell office:value-type="string">
            <text:p>sjekksumDokumen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6</text:p>
          </table:table-cell>
          <table:table-cell office:value-type="string">
            <text:p>sjekksumAlgoritm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7</text:p>
          </table:table-cell>
          <table:table-cell office:value-type="string">
            <text:p>filstørrels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kryssreferans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1">
          <table:table-cell table:style-name="ce2" office:value-type="string">
            <text:p>Grupperes inn i:        Klasse, Basismappe, Basisregistrering</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2">
          <table:table-cell table:style-name="ce2" office:value-type="string">
            <text:p>Referansen kan gå fra en klasse til en annen klasse, fra en mappe til en annen mappe, fra en registrering til en annen registrering, fra en mappe til en registrering og fra en registrering til en mappe. Kryssreferansen  vil også omfatte spesialiseringer.  En kryssreferanse kan derfor gå fra en møtemappe til en saksmappe.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219</text:p>
          </table:table-cell>
          <table:table-cell office:value-type="string">
            <text:p>referanseTilKlasse</text:p>
          </table:table-cell>
          <table:table-cell office:value-type="string" table:number-columns-spanned="2" table:number-rows-spanned="1">
            <text:p>JO.ORDNPRI2</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20</text:p>
          </table:table-cell>
          <table:table-cell office:value-type="string">
            <text:p>referanseFraKlasse</text:p>
          </table:table-cell>
          <table:table-cell office:value-type="string" table:number-columns-spanned="2" table:number-rows-spanned="1">
            <text:p>JO.ORDNPRI1</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0</text:p>
          </table:table-cell>
          <table:table-cell office:value-type="string">
            <text:p>referanseTilMappe</text:p>
          </table:table-cell>
          <table:table-cell office:value-type="string" table:number-columns-spanned="2" table:number-rows-spanned="1">
            <text:p>JF.TSA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1</text:p>
          </table:table-cell>
          <table:table-cell office:value-type="string">
            <text:p>referanseFraMappe</text:p>
          </table:table-cell>
          <table:table-cell office:value-type="string" table:number-columns-spanned="2" table:number-rows-spanned="1">
            <text:p>JF.FSA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2</text:p>
          </table:table-cell>
          <table:table-cell office:value-type="string">
            <text:p>referanseTilRegistrering</text:p>
          </table:table-cell>
          <table:table-cell office:value-type="string" table:number-columns-spanned="2" table:number-rows-spanned="1">
            <text:p>JF.TJP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3</text:p>
          </table:table-cell>
          <table:table-cell office:value-type="string">
            <text:p>referanseFraRegistrering</text:p>
          </table:table-cell>
          <table:table-cell office:value-type="string" table:number-columns-spanned="2" table:number-rows-spanned="1">
            <text:p>JF.FJP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merknad</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3">
          <table:table-cell table:style-name="ce2" office:value-type="string">
            <text:p>Grupperes inn i:       Basismappe, Basisregistrering, Doku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310</text:p>
          </table:table-cell>
          <table:table-cell office:value-type="string">
            <text:p>merknadstekst</text:p>
          </table:table-cell>
          <table:table-cell office:value-type="string" table:number-columns-spanned="2" table:number-rows-spanned="1">
            <text:p>ME.TEKST</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4</text:p>
          </table:table-cell>
          <table:table-cell office:value-type="string">
            <text:p>merknadstype</text:p>
          </table:table-cell>
          <table:table-cell office:value-type="string" table:number-columns-spanned="2" table:number-rows-spanned="1">
            <text:p>ME.ITYPE</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11</text:p>
          </table:table-cell>
          <table:table-cell office:value-type="string">
            <text:p>merknadsdato</text:p>
          </table:table-cell>
          <table:table-cell office:value-type="string" table:number-columns-spanned="2" table:number-rows-spanned="1">
            <text:p>ME.REGDATO</text:p>
          </table:table-cell>
          <table:covered-table-cell/>
          <table:table-cell office:value-type="float" office:value="1">
            <text:p>1</text:p>
          </table:table-cell>
          <table:table-cell office:value-type="string">
            <text:p>A</text:p>
          </table:table-cell>
          <table:table-cell office:value-type="string">
            <text:p>Dato/klokkseslett</text:p>
          </table:table-cell>
        </table:table-row>
        <table:table-row table:style-name="ro1">
          <table:table-cell office:value-type="string">
            <text:p>M612</text:p>
          </table:table-cell>
          <table:table-cell office:value-type="string">
            <text:p>merknadRegistrertAv</text:p>
          </table:table-cell>
          <table:table-cell office:value-type="string" table:number-columns-spanned="2" table:number-rows-spanned="1">
            <text:p>PN.NAVN</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bevaring og kassasjon</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7">
          <table:table-cell table:style-name="ce2" office:value-type="string">
            <text:p>Grupperes inn i:       Arkivdel, Klasse, Basismappe, Forenklet registrering, Doku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4">
          <table:table-cell table:style-name="ce2" office:value-type="string">
            <text:p>I Noark 4 har disse attributtene forskjellig navn avhengig av hvilket nivå i arkivstrukturen de er tilknyttet. Nedenfor er tatt med referanse til attributter på saksnivåe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450</text:p>
          </table:table-cell>
          <table:table-cell office:value-type="string">
            <text:p>kassasjonsvedtak</text:p>
          </table:table-cell>
          <table:table-cell office:value-type="string" table:number-columns-spanned="2" table:number-rows-spanned="1">
            <text:p>SA.KASSKOD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53</text:p>
          </table:table-cell>
          <table:table-cell office:value-type="string">
            <text:p>kassasjonshjemmel</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51</text:p>
          </table:table-cell>
          <table:table-cell office:value-type="string">
            <text:p>bevaringstid</text:p>
          </table:table-cell>
          <table:table-cell office:value-type="string" table:number-columns-spanned="2" table:number-rows-spanned="1">
            <text:p>SA.BEVTID</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52</text:p>
          </table:table-cell>
          <table:table-cell office:value-type="string">
            <text:p>kassasjonsdato</text:p>
          </table:table-cell>
          <table:table-cell office:value-type="string" table:number-columns-spanned="2" table:number-rows-spanned="1">
            <text:p>SA.KASS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skjerm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7">
          <table:table-cell table:style-name="ce2" office:value-type="string">
            <text:p>Grupperes inn i:       Arkivdel, Klasse, Basismappe, Forenklet registrering, Dokumentbeskrivelse</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5">
          <table:table-cell table:style-name="ce2" office:value-type="string">
            <text:p>I Noark 4 har disse attributtene forskjellig navn avhengig av hvilket nivå i arkivstrukturen de er tilknyttet. Nedenfor er tatt med referanse til attributter på journalpostnivåe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500</text:p>
          </table:table-cell>
          <table:table-cell office:value-type="string">
            <text:p>tilgangsrestriksjon</text:p>
          </table:table-cell>
          <table:table-cell office:value-type="string" table:number-columns-spanned="2" table:number-rows-spanned="1">
            <text:p>JP.TGKODE</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1</text:p>
          </table:table-cell>
          <table:table-cell office:value-type="string">
            <text:p>skjermingshjemmel</text:p>
          </table:table-cell>
          <table:table-cell office:value-type="string" table:number-columns-spanned="2" table:number-rows-spanned="1">
            <text:p>JP.UOFF</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2</text:p>
          </table:table-cell>
          <table:table-cell office:value-type="string">
            <text:p>skjermingMetadata</text:p>
          </table:table-cell>
          <table:table-cell office:value-type="string" table:number-columns-spanned="2" table:number-rows-spanned="1">
            <text:p> </text:p>
          </table:table-cell>
          <table:covered-table-cell/>
          <table:table-cell office:value-type="string">
            <text:p>1-M</text:p>
          </table:table-cell>
          <table:table-cell office:value-type="string">
            <text:p>A</text:p>
          </table:table-cell>
          <table:table-cell office:value-type="string">
            <text:p>Tekststreng</text:p>
          </table:table-cell>
        </table:table-row>
        <table:table-row table:style-name="ro1">
          <table:table-cell office:value-type="string">
            <text:p>M503</text:p>
          </table:table-cell>
          <table:table-cell office:value-type="string">
            <text:p>skjermingDokument</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504</text:p>
          </table:table-cell>
          <table:table-cell office:value-type="string">
            <text:p>skjermingsvarighe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5</text:p>
          </table:table-cell>
          <table:table-cell office:value-type="string">
            <text:p>skjermingOpphørerDato</text:p>
          </table:table-cell>
          <table:table-cell office:value-type="string" table:number-columns-spanned="2" table:number-rows-spanned="1">
            <text:p>JP.AG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grader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3">
          <table:table-cell table:style-name="ce2" office:value-type="string">
            <text:p>Grupperes inn i:       Basismappe, Forenklet registrering, Dok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506</text:p>
          </table:table-cell>
          <table:table-cell office:value-type="string">
            <text:p>gradering</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4</text:p>
          </table:table-cell>
          <table:table-cell office:value-type="string">
            <text:p>graderings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2">
          <table:table-cell office:value-type="string">
            <text:p>M625</text:p>
          </table:table-cell>
          <table:table-cell office:value-type="string">
            <text:p>grader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6</text:p>
          </table:table-cell>
          <table:table-cell office:value-type="string">
            <text:p>nedgraderingsdato</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627</text:p>
          </table:table-cell>
          <table:table-cell office:value-type="string">
            <text:p>nedgradertAv</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presedens</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Grupperes inn i:       Saksmappe,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111</text:p>
          </table:table-cell>
          <table:table-cell office:value-type="string">
            <text:p>presedensDato</text:p>
          </table:table-cell>
          <table:table-cell office:value-type="string" table:number-columns-spanned="2" table:number-rows-spanned="1">
            <text:p>PS.DATO</text:p>
          </table:table-cell>
          <table:covered-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able:number-columns-spanned="2" table:number-rows-spanned="1">
            <text:p>PS.TITTEL</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11</text:p>
          </table:table-cell>
          <table:table-cell office:value-type="string">
            <text:p>presedensHjemmel</text:p>
          </table:table-cell>
          <table:table-cell office:value-type="string" table:number-columns-spanned="2" table:number-rows-spanned="1">
            <text:p>PS.HJEMMEL</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12</text:p>
          </table:table-cell>
          <table:table-cell office:value-type="string">
            <text:p>rettskildefaktor</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8</text:p>
          </table:table-cell>
          <table:table-cell office:value-type="string">
            <text:p>presedensGodkjentDato</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Dato/klokkeslett</text:p>
          </table:table-cell>
        </table:table-row>
        <table:table-row table:style-name="ro1">
          <table:table-cell office:value-type="string">
            <text:p>M629</text:p>
          </table:table-cell>
          <table:table-cell office:value-type="string">
            <text:p>presedensGodkjentAv</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056</text:p>
          </table:table-cell>
          <table:table-cell office:value-type="string">
            <text:p>presedensStatus</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1">
          <table:table-cell table:style-name="ce1" office:value-type="string">
            <text:p>Metadata for verifisering av elektronisk signatu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2" office:value-type="string">
            <text:p>Grupperes inn i:        Journalpos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3">
          <table:table-cell office:value-type="string">
            <text:p>M507</text:p>
          </table:table-cell>
          <table:table-cell office:value-type="string">
            <text:p>elektroniskSignatur Sikkerhetsnivå</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508</text:p>
          </table:table-cell>
          <table:table-cell office:value-type="string">
            <text:p>elektroniskSignatur Verfiser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2</text:p>
          </table:table-cell>
          <table:table-cell office:value-type="string">
            <text:p>verifisertDato</text:p>
          </table:table-cell>
          <table:table-cell office:value-type="string" table:number-columns-spanned="2" table:number-rows-spanned="1">
            <text:p>DI.SIGVER 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23</text:p>
          </table:table-cell>
          <table:table-cell office:value-type="string">
            <text:p>verfisertAv</text:p>
          </table:table-cell>
          <table:table-cell office:value-type="string" table:number-columns-spanned="2" table:number-rows-spanned="1">
            <text:p>DI.SIGVERAV</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1" office:value-type="string">
            <text:p>Metadata for konvertering til arkivformat</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Grupperes inn i:       Dokumentobjekt</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6">
          <table:table-cell table:style-name="ce2" office:value-type="string">
            <text:p>Metadata for konvertering skal grupperes i metadata for dokumentobjekt. Konvertering er valgfritt, og kan forekomme en ga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15</text:p>
          </table:table-cell>
          <table:table-cell office:value-type="string">
            <text:p>konverter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6</text:p>
          </table:table-cell>
          <table:table-cell office:value-type="string">
            <text:p>konverter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3</text:p>
          </table:table-cell>
          <table:table-cell office:value-type="string">
            <text:p>tidligereForma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4</text:p>
          </table:table-cell>
          <table:table-cell office:value-type="string">
            <text:p>tidligereFormatDetaljer</text:p>
          </table:table-cell>
          <table:table-cell office:value-type="string" table:number-columns-spanned="2" table:number-rows-spanned="1">
            <text:p> </text:p>
          </table:table-cell>
          <table:covered-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utført kassasjon</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Grupperes inn i:       Doku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1</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3">
          <table:table-cell table:style-name="ce2" office:value-type="string">
            <text:p>Ved kassasjon skal dokumentobjektet slettes.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30</text:p>
          </table:table-cell>
          <table:table-cell office:value-type="string">
            <text:p>kasser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31</text:p>
          </table:table-cell>
          <table:table-cell office:value-type="string">
            <text:p>kasser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sletting av dokumente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1">
          <table:table-cell table:style-name="ce2" office:value-type="string">
            <text:p>Grupperes inn i:       Arkivdel, dokumentbeskrivelse</text:p>
          </table:table-cell>
          <table:table-cell table:style-name="Default" table:number-columns-repeated="2"/>
          <table:table-cell/>
          <table:table-cell table:style-name="Default" table:number-columns-repeated="3"/>
        </table:table-row>
        <table:table-row table:style-name="ro1">
          <table:table-cell table:style-name="ce2" office:value-type="string">
            <text:p>Forekomst:               0-M</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0">
          <table:table-cell table:style-name="ce2" office:value-type="string">
            <text:p>Ved sletting av tidligere versjoner (siste versjon kan ikke slettes), produksjonsformat og varianter skal metadata grupperes inn i dokumentbeskrivelse. De tilhørende dokumentobjekter skal da slettes.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7">
          <table:table-cell table:style-name="ce2" office:value-type="string">
            <text:p>Ved sletting av innholdet i en arkivdel (som ikke har bevaringsverdi), skal alle mapper og underordnede arkivenheter som tilhørere arkivdelen slettes.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89</text:p>
          </table:table-cell>
          <table:table-cell office:value-type="string">
            <text:p>slettingstyp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13</text:p>
          </table:table-cell>
          <table:table-cell office:value-type="string">
            <text:p>slett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4</text:p>
          </table:table-cell>
          <table:table-cell office:value-type="string">
            <text:p>slett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avleverin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1">
          <table:table-cell table:style-name="ce2" office:value-type="string">
            <text:p>Metadata for avlevering skal avleveres som en egen fil.</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06</text:p>
          </table:table-cell>
          <table:table-cell office:value-type="string">
            <text:p>ansvarligEksport</text:p>
          </table:table-cell>
          <table:table-cell office:value-type="string" table:number-columns-spanned="2" table:number-rows-spanned="1">
            <text:p>AD.KONTRAV</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7</text:p>
          </table:table-cell>
          <table:table-cell office:value-type="string">
            <text:p>eksportertDato</text:p>
          </table:table-cell>
          <table:table-cell office:value-type="string" table:number-columns-spanned="2" table:number-rows-spanned="1">
            <text:p>AD.EKSPDATO</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1">
          <table:table-cell office:value-type="string">
            <text:p>M608</text:p>
          </table:table-cell>
          <table:table-cell office:value-type="string">
            <text:p>antallMapperEksporter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609</text:p>
          </table:table-cell>
          <table:table-cell office:value-type="string">
            <text:p>antallRegistreringer Eksporter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610</text:p>
          </table:table-cell>
          <table:table-cell office:value-type="string">
            <text:p>antallDokumenter Eksporter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8</text:p>
          </table:table-cell>
          <table:table-cell office:value-type="string">
            <text:p>sjekksumMetadata</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9</text:p>
          </table:table-cell>
          <table:table-cell office:value-type="string">
            <text:p>sjekksumAvlevering</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6</text:p>
          </table:table-cell>
          <table:table-cell office:value-type="string">
            <text:p>sjekksumAlgoritme</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
          <table:table-cell table:style-name="ce1" office:value-type="string">
            <text:p>Metadata for endringslogg</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8">
          <table:table-cell table:style-name="ce2" office:value-type="string">
            <text:p>Metadata for endringslogg skal ikke grupperes inn i en annen arkivenhet, men avleveres som en egen fil.  Endringsloggen må derfor ha referanse til hvilken arkivenhet endringen tilhører, og hvilket metadataelement som er blitt endret.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9">
          <table:table-cell table:style-name="ce2" office:value-type="string">
            <text:p>Ikke alle endringer skal avleveres. Aktuelle endringer kan  være  endring av saksstatus, journal-status, tilgangsrestriksjon, klassifikasjon (referanse til klasse), saksansvarlig, saksbehandler. Nærmere spesifikasjon av hvilke endringer som skal avleveres, vil komme i en senere versjon.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680</text:p>
          </table:table-cell>
          <table:table-cell office:value-type="string">
            <text:p>referanseArkivenhet</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 (arkivenhetens systemID</text:p>
          </table:table-cell>
        </table:table-row>
        <table:table-row table:style-name="ro3">
          <table:table-cell office:value-type="string">
            <text:p>M681</text:p>
          </table:table-cell>
          <table:table-cell office:value-type="string">
            <text:p>referanseMetadata </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tstreng (metadata-elementets navn)</text:p>
          </table:table-cell>
        </table:table-row>
        <table:table-row table:style-name="ro1">
          <table:table-cell office:value-type="string">
            <text:p>M682</text:p>
          </table:table-cell>
          <table:table-cell office:value-type="string">
            <text:p>endretDato</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83</text:p>
          </table:table-cell>
          <table:table-cell office:value-type="string">
            <text:p>endretAv</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office:value-type="string">
            <text:p>M684</text:p>
          </table:table-cell>
          <table:table-cell office:value-type="string">
            <text:p>tidligereVerdi</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office:value-type="string">
            <text:p>M685</text:p>
          </table:table-cell>
          <table:table-cell office:value-type="string">
            <text:p>nyVerdi</text:p>
          </table:table-cell>
          <table:table-cell office:value-type="string" table:number-columns-spanned="2" table:number-rows-spanned="1">
            <text:p> </text:p>
          </table:table-cell>
          <table:covered-table-cell/>
          <table:table-cell office:value-type="float" office:value="1">
            <text:p>1</text:p>
          </table:table-cell>
          <table:table-cell office:value-type="string">
            <text:p>A</text:p>
          </table:table-cell>
          <table:table-cell office:value-type="string">
            <text:p>Teksstreng       </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brukeradministrasjon</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14">
          <table:table-cell table:style-name="ce2" office:value-type="string">
            <text:p>Metadata for brukeradministrasjon skal ikke avleveres, men skal kunne migreres mellom systemer. Slik migrering kan omfatte flere metadata en det som er listet opp he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ext:p>Navn</text:p>
          </table:table-cell>
          <table:table-cell table:style-name="ce3" office:value-type="string" table:number-columns-spanned="2" table:number-rows-spanned="1">
            <text:p>Noark 4</text:p>
          </table:table-cell>
          <table:covered-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580</text:p>
          </table:table-cell>
          <table:table-cell office:value-type="string">
            <text:p>brukerNavn</text:p>
          </table:table-cell>
          <table:table-cell office:value-type="string" table:number-columns-spanned="2" table:number-rows-spanned="1">
            <text:p>PN.NAVN</text:p>
          </table:table-cell>
          <table:covered-table-cell/>
          <table:table-cell office:value-type="float" office:value="1">
            <text:p>1</text:p>
          </table:table-cell>
          <table:table-cell office:value-type="string">
            <text:p> </text:p>
          </table:table-cell>
          <table:table-cell office:value-type="string">
            <text:p>Tekststreng</text:p>
          </table:table-cell>
        </table:table-row>
        <table:table-row table:style-name="ro2">
          <table:table-cell office:value-type="string">
            <text:p>M581</text:p>
          </table:table-cell>
          <table:table-cell office:value-type="string">
            <text:p>brukerRolle</text:p>
          </table:table-cell>
          <table:table-cell office:value-type="string" table:number-columns-spanned="2" table:number-rows-spanned="1">
            <text:p>RO.NAVN</text:p>
          </table:table-cell>
          <table:covered-table-cell/>
          <table:table-cell office:value-type="float" office:value="1">
            <text:p>1</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able:number-columns-spanned="2" table:number-rows-spanned="1">
            <text:p>PE.FRADATO</text:p>
          </table:table-cell>
          <table:covered-table-cell/>
          <table:table-cell office:value-type="float" office:value="1">
            <text:p>1</text:p>
          </table:table-cell>
          <table:table-cell office:value-type="string">
            <text:p> </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able:number-columns-spanned="2" table:number-rows-spanned="1">
            <text:p> </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able:number-columns-spanned="2" table:number-rows-spanned="1">
            <text:p>PE.TILDATO</text:p>
          </table:table-cell>
          <table:covered-table-cell/>
          <table:table-cell office:value-type="string">
            <text:p>0-1</text:p>
          </table:table-cell>
          <table:table-cell office:value-type="string">
            <text:p> </text:p>
          </table:table-cell>
          <table:table-cell office:value-type="string">
            <text:p>Dato/klokkeslett</text:p>
          </table:table-cell>
        </table:table-row>
        <table:table-row table:style-name="ro2">
          <table:table-cell office:value-type="string">
            <text:p>M582</text:p>
          </table:table-cell>
          <table:table-cell office:value-type="string">
            <text:p>brukerstatus</text:p>
          </table:table-cell>
          <table:table-cell office:value-type="string" table:number-columns-spanned="2" table:number-rows-spanned="1">
            <text:p> </text:p>
          </table:table-cell>
          <table:covered-table-cell/>
          <table:table-cell office:value-type="string">
            <text:p>0-1</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4">
          <table:table-cell table:style-name="ce1" office:value-type="string">
            <text:p>Metadata for administrasjonsstruktur</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0">
          <table:table-cell table:style-name="ce2" office:value-type="string">
            <text:p>Metadata for administrasjonsstruktur skal ikke avleves, men skal kunne migreres mellom systemer. Slik migrering kan omfatte flere metadata enn det som er listet opp her.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3" office:value-type="string">
            <text:p>Nr.</text:p>
          </table:table-cell>
          <table:table-cell table:style-name="ce3" office:value-type="string" table:number-columns-spanned="2" table:number-rows-spanned="1">
            <text:p>Navn</text:p>
          </table:table-cell>
          <table:covered-table-cell table:style-name="Default"/>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583</text:p>
          </table:table-cell>
          <table:table-cell office:value-type="string" table:number-columns-spanned="2" table:number-rows-spanned="1">
            <text:p>administrativEnhetNavn</text:p>
          </table:table-cell>
          <table:covered-table-cell table:style-name="Default"/>
          <table:table-cell table:style-name="ce4" office:value-type="string">
            <text:p>AI.ADMBET</text:p>
          </table:table-cell>
          <table:table-cell office:value-type="float" office:value="1">
            <text:p>1</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able:number-columns-spanned="2" table:number-rows-spanned="1">
            <text:p>opprettetDato</text:p>
          </table:table-cell>
          <table:covered-table-cell table:style-name="Default"/>
          <table:table-cell table:style-name="ce4" office:value-type="string">
            <text:p>AI.FRADATO</text:p>
          </table:table-cell>
          <table:table-cell office:value-type="float" office:value="1">
            <text:p>1</text:p>
          </table:table-cell>
          <table:table-cell office:value-type="string">
            <text:p> </text:p>
          </table:table-cell>
          <table:table-cell office:value-type="string">
            <text:p>Dato/klokkeslett</text:p>
          </table:table-cell>
        </table:table-row>
        <table:table-row table:style-name="ro2">
          <table:table-cell office:value-type="string">
            <text:p>M601</text:p>
          </table:table-cell>
          <table:table-cell office:value-type="string" table:number-columns-spanned="2" table:number-rows-spanned="1">
            <text:p>opprettetAv</text:p>
          </table:table-cell>
          <table:covered-table-cell table:style-name="Default"/>
          <table:table-cell table:style-name="ce4" office:value-type="string">
            <text:p> </text:p>
          </table: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602</text:p>
          </table:table-cell>
          <table:table-cell office:value-type="string" table:number-columns-spanned="2" table:number-rows-spanned="1">
            <text:p>avsluttetDato</text:p>
          </table:table-cell>
          <table:covered-table-cell table:style-name="Default"/>
          <table:table-cell table:style-name="ce4" office:value-type="string">
            <text:p>AI.TILDATO</text:p>
          </table:table-cell>
          <table:table-cell office:value-type="string">
            <text:p>0-1</text:p>
          </table:table-cell>
          <table:table-cell office:value-type="string">
            <text:p> </text:p>
          </table:table-cell>
          <table:table-cell office:value-type="string">
            <text:p>Dato/klokkeslett</text:p>
          </table:table-cell>
        </table:table-row>
        <table:table-row table:style-name="ro2">
          <table:table-cell office:value-type="string">
            <text:p>M584</text:p>
          </table:table-cell>
          <table:table-cell office:value-type="string" table:number-columns-spanned="2" table:number-rows-spanned="1">
            <text:p>administrativEnhetsstatus</text:p>
          </table:table-cell>
          <table:covered-table-cell table:style-name="Default"/>
          <table:table-cell table:style-name="ce4" office:value-type="string">
            <text:p> </text:p>
          </table:table-cell>
          <table:table-cell office:value-type="string">
            <text:p>0-1</text:p>
          </table:table-cell>
          <table:table-cell office:value-type="string">
            <text:p> </text:p>
          </table:table-cell>
          <table:table-cell office:value-type="string">
            <text:p>Tekststreng</text:p>
          </table:table-cell>
        </table:table-row>
        <table:table-row table:style-name="ro4">
          <table:table-cell office:value-type="string">
            <text:p>M585</text:p>
          </table:table-cell>
          <table:table-cell office:value-type="string" table:number-columns-spanned="2" table:number-rows-spanned="1">
            <text:p>referanseOverordnet Enhet</text:p>
          </table:table-cell>
          <table:covered-table-cell table:style-name="Default"/>
          <table:table-cell table:style-name="ce4" office:value-type="string">
            <text:p>(AI.IDFAR)</text:p>
          </table:table-cell>
          <table:table-cell office:value-type="string">
            <text:p>0-1</text:p>
          </table:table-cell>
          <table:table-cell office:value-type="string">
            <text:p> </text:p>
          </table:table-cell>
          <table:table-cell office:value-type="string">
            <text:p>Tekststreng (administrativEnhetNavn)</text:p>
          </table:table-cell>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row table:style-name="ro2">
          <table:table-cell table:style-name="ce2" office:value-type="string">
            <text:p> </text:p>
          </table:table-cell>
          <table:table-cell table:style-name="Default" table:number-columns-repeated="2"/>
          <table:table-cell/>
          <table:table-cell table:style-name="Default" table:number-columns-repeated="3"/>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6/08/2009</text:date>, <text:time>15:2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15:23:27</meta:creation-date>
    <dc:date>2009-06-08T15:26:27</dc:date>
    <meta:editing-duration>PT00H03M01S</meta:editing-duration>
    <meta:editing-cycles>1</meta:editing-cycles>
    <meta:document-statistic meta:table-count="3" meta:cell-count="2044" meta:object-count="0"/>
    <meta:generator>OpenOffice.org/3.0$Unix OpenOffice.org_project/300m15$Build-9379</meta:generator>
  </office:meta>
</office:document-meta>
</file>